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5d7139" officeooo:paragraph-rsid="005d7139"/>
    </style:style>
    <style:style style:name="P3" style:family="paragraph" style:parent-style-name="numbering">
      <style:text-properties fo:language="en" fo:country="GB"/>
    </style:style>
    <style:style style:name="P4" style:family="paragraph" style:parent-style-name="code-example"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Standard">
      <style:text-properties fo:language="en" fo:country="GB" officeooo:rsid="005d7139"/>
    </style:style>
    <style:style style:name="P7" style:family="paragraph" style:parent-style-name="Text_20_body">
      <style:text-properties fo:language="en" fo:country="GB" officeooo:rsid="000af503" officeooo:paragraph-rsid="000af503"/>
    </style:style>
    <style:style style:name="P8" style:family="paragraph" style:parent-style-name="Text_20_body">
      <style:text-properties fo:language="en" fo:country="GB" officeooo:rsid="0019c825" officeooo:paragraph-rsid="0019c825"/>
    </style:style>
    <style:style style:name="P9" style:family="paragraph" style:parent-style-name="numbering">
      <style:text-properties fo:language="en" fo:country="GB" officeooo:rsid="0019c825" officeooo:paragraph-rsid="0019c825"/>
    </style:style>
    <style:style style:name="P10" style:family="paragraph" style:parent-style-name="Text_20_body_20_indent">
      <style:text-properties fo:language="en" fo:country="GB" officeooo:rsid="0019c825" officeooo:paragraph-rsid="0019c825"/>
    </style:style>
    <style:style style:name="P11" style:family="paragraph" style:parent-style-name="numbering">
      <style:text-properties fo:language="en" fo:country="GB" officeooo:rsid="001acf27" officeooo:paragraph-rsid="001acf27"/>
    </style:style>
    <style:style style:name="P12" style:family="paragraph" style:parent-style-name="Text_20_body_20_indent">
      <style:text-properties fo:language="en" fo:country="GB" officeooo:rsid="001c5df4" officeooo:paragraph-rsid="001c5df4"/>
    </style:style>
    <style:style style:name="P13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P14" style:family="paragraph" style:parent-style-name="Heading_20_1">
      <style:text-properties fo:language="en" fo:country="GB"/>
    </style:style>
    <style:style style:name="P15" style:family="paragraph" style:parent-style-name="Text_20_body">
      <style:text-properties fo:language="en" fo:country="GB" officeooo:rsid="001059cd" officeooo:paragraph-rsid="001059cd"/>
    </style:style>
    <style:style style:name="P16" style:family="paragraph" style:parent-style-name="Heading_20_2">
      <style:text-properties fo:language="en" fo:country="GB"/>
    </style:style>
    <style:style style:name="P17" style:family="paragraph" style:parent-style-name="Heading_20_1">
      <style:paragraph-properties fo:break-before="page"/>
      <style:text-properties fo:language="en" fo:country="GB"/>
    </style:style>
    <style:style style:name="P18" style:family="paragraph" style:parent-style-name="Preformatted_20_Text">
      <style:text-properties fo:language="en" fo:country="GB" officeooo:rsid="0009ee68" officeooo:paragraph-rsid="0009ee68"/>
    </style:style>
    <style:style style:name="P19" style:family="paragraph" style:parent-style-name="Text_20_body">
      <style:text-properties fo:language="en" fo:country="GB" officeooo:rsid="0009ee68"/>
    </style:style>
    <style:style style:name="P20" style:family="paragraph" style:parent-style-name="Heading_20_1">
      <style:text-properties fo:language="en" fo:country="GB" officeooo:rsid="045a8a91" officeooo:paragraph-rsid="045a8a91"/>
    </style:style>
    <style:style style:name="P21" style:family="paragraph" style:parent-style-name="Heading_20_3">
      <style:text-properties fo:language="en" fo:country="GB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style:text-properties fo:language="en" fo:country="GB" officeooo:rsid="045a8a91" officeooo:paragraph-rsid="045a8a91"/>
    </style:style>
    <style:style style:name="P24" style:family="paragraph" style:parent-style-name="Text_20_body">
      <style:text-properties officeooo:rsid="045a8a91" officeooo:paragraph-rsid="045a8a91"/>
    </style:style>
    <style:style style:name="P25" style:family="paragraph" style:parent-style-name="Text_20_body">
      <style:text-properties officeooo:rsid="045c1a9f" officeooo:paragraph-rsid="045c1a9f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>
      <style:text-properties fo:language="en" fo:country="GB" officeooo:rsid="005d7139"/>
    </style:style>
    <style:style style:name="P28" style:family="paragraph" style:parent-style-name="Standard">
      <style:text-properties fo:language="en" fo:country="GB" officeooo:rsid="005d7139" officeooo:paragraph-rsid="005d7139"/>
    </style:style>
    <style:style style:name="P29" style:family="paragraph" style:parent-style-name="Text_20_body">
      <style:text-properties fo:language="en" fo:country="GB"/>
    </style:style>
    <style:style style:name="P30" style:family="paragraph" style:parent-style-name="Text_20_body">
      <style:text-properties fo:language="en" fo:country="GB" officeooo:rsid="000af503" officeooo:paragraph-rsid="000af503"/>
    </style:style>
    <style:style style:name="P31" style:family="paragraph" style:parent-style-name="Text_20_body">
      <style:text-properties fo:language="en" fo:country="GB" officeooo:rsid="0019c825" officeooo:paragraph-rsid="0019c825"/>
    </style:style>
    <style:style style:name="P32" style:family="paragraph" style:parent-style-name="Text_20_body">
      <style:text-properties fo:language="en" fo:country="GB" officeooo:rsid="001059cd" officeooo:paragraph-rsid="001059cd"/>
    </style:style>
    <style:style style:name="P33" style:family="paragraph" style:parent-style-name="Text_20_body">
      <style:text-properties fo:language="en" fo:country="GB" officeooo:rsid="0009ee68"/>
    </style:style>
    <style:style style:name="P34" style:family="paragraph" style:parent-style-name="Text_20_body">
      <style:text-properties officeooo:rsid="0469c6d3" officeooo:paragraph-rsid="0469c6d3"/>
    </style:style>
    <style:style style:name="P35" style:family="paragraph" style:parent-style-name="Preformatted_20_Text">
      <style:text-properties fo:language="en" fo:country="GB" officeooo:rsid="0009ee68" officeooo:paragraph-rsid="0009ee68"/>
    </style:style>
    <style:style style:name="P36" style:family="paragraph" style:parent-style-name="Heading_20_1">
      <style:text-properties fo:language="en" fo:country="GB"/>
    </style:style>
    <style:style style:name="P37" style:family="paragraph" style:parent-style-name="Heading_20_1">
      <style:text-properties fo:language="en" fo:country="GB" officeooo:rsid="045a8a91" officeooo:paragraph-rsid="045a8a91"/>
    </style:style>
    <style:style style:name="P38" style:family="paragraph" style:parent-style-name="Heading_20_1">
      <style:paragraph-properties fo:break-before="page"/>
      <style:text-properties fo:language="en" fo:country="GB"/>
    </style:style>
    <style:style style:name="P39" style:family="paragraph" style:parent-style-name="Heading_20_1">
      <style:paragraph-properties fo:break-before="page"/>
      <style:text-properties fo:language="en" fo:country="GB" officeooo:rsid="0469c6d3" officeooo:paragraph-rsid="0469c6d3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2">
      <style:text-properties fo:language="en" fo:country="GB"/>
    </style:style>
    <style:style style:name="P42" style:family="paragraph" style:parent-style-name="Heading_20_2">
      <style:text-properties officeooo:rsid="045a8a91" officeooo:paragraph-rsid="045a8a91"/>
    </style:style>
    <style:style style:name="P43" style:family="paragraph" style:parent-style-name="Heading_20_2">
      <style:text-properties officeooo:rsid="0469c6d3" officeooo:paragraph-rsid="0469c6d3"/>
    </style:style>
    <style:style style:name="P44" style:family="paragraph" style:parent-style-name="Heading_20_3">
      <style:text-properties fo:language="en" fo:country="GB"/>
    </style:style>
    <style:style style:name="P45" style:family="paragraph" style:parent-style-name="Heading_20_3">
      <style:text-properties officeooo:rsid="045a8a91" officeooo:paragraph-rsid="045a8a91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c5f5f" officeooo:paragraph-rsid="000c5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c9a227" officeooo:paragraph-rsid="02c9a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17fe" officeooo:paragraph-rsid="00b617fe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1d07a10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6a92" officeooo:paragraph-rsid="00746a92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22df" officeooo:paragraph-rsid="007422df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1cfc65a" officeooo:paragraph-rsid="01cfc65a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0938d" officeooo:paragraph-rsid="00b0938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219ed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44f95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a333" officeooo:paragraph-rsid="00b6a333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de-example">
      <style:text-properties fo:language="en" fo:country="GB"/>
    </style:style>
    <style:style style:name="P6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3d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_20_indent">
      <style:text-properties fo:language="en" fo:country="GB" officeooo:rsid="0019c825" officeooo:paragraph-rsid="0019c825"/>
    </style:style>
    <style:style style:name="P70" style:family="paragraph" style:parent-style-name="Text_20_body_20_indent">
      <style:text-properties fo:language="en" fo:country="GB" officeooo:rsid="001c5df4" officeooo:paragraph-rsid="001c5df4"/>
    </style:style>
    <style:style style:name="P71" style:family="paragraph" style:parent-style-name="numbering">
      <style:text-properties fo:language="en" fo:country="GB"/>
    </style:style>
    <style:style style:name="P72" style:family="paragraph" style:parent-style-name="numbering">
      <style:text-properties fo:language="en" fo:country="GB" officeooo:rsid="0019c825" officeooo:paragraph-rsid="0019c825"/>
    </style:style>
    <style:style style:name="P73" style:family="paragraph" style:parent-style-name="numbering">
      <style:text-properties fo:language="en" fo:country="GB" officeooo:rsid="001acf27" officeooo:paragraph-rsid="001acf27"/>
    </style:style>
    <style:style style:name="P74" style:family="paragraph" style:parent-style-name="numbering">
      <style:text-properties officeooo:rsid="045e5341" officeooo:paragraph-rsid="045e5341"/>
    </style:style>
    <style:style style:name="P75" style:family="paragraph" style:parent-style-name="numbering">
      <style:text-properties officeooo:rsid="045fdcae" officeooo:paragraph-rsid="045fdcae"/>
    </style:style>
    <style:style style:name="P76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T1" style:family="text">
      <style:text-properties officeooo:rsid="002bf8a9"/>
    </style:style>
    <style:style style:name="T2" style:family="text">
      <style:text-properties officeooo:rsid="001c5df4"/>
    </style:style>
    <style:style style:name="T3" style:family="text">
      <style:text-properties officeooo:rsid="001cbe5b"/>
    </style:style>
    <style:style style:name="T4" style:family="text">
      <style:text-properties officeooo:rsid="0013e1c2"/>
    </style:style>
    <style:style style:name="T5" style:family="text">
      <style:text-properties officeooo:rsid="005d7139"/>
    </style:style>
    <style:style style:name="T6" style:family="text">
      <style:text-properties officeooo:rsid="005d7139"/>
    </style:style>
    <style:style style:name="T7" style:family="text">
      <style:text-properties officeooo:rsid="001c5df4"/>
    </style:style>
    <style:style style:name="T8" style:family="text">
      <style:text-properties officeooo:rsid="001cbe5b"/>
    </style:style>
    <style:style style:name="T9" style:family="text">
      <style:text-properties officeooo:rsid="0013e1c2"/>
    </style:style>
    <style:style style:name="T10" style:family="text">
      <style:text-properties officeooo:rsid="002bf8a9"/>
    </style:style>
    <style:style style:name="T11" style:family="text">
      <style:text-properties officeooo:rsid="000ff73d"/>
    </style:style>
    <style:style style:name="T12" style:family="text">
      <style:text-properties officeooo:rsid="00639b71"/>
    </style:style>
    <style:style style:name="T13" style:family="text">
      <style:text-properties fo:language="en" fo:country="GB"/>
    </style:style>
    <style:style style:name="T14" style:family="text">
      <style:text-properties officeooo:rsid="045e5341"/>
    </style:style>
    <style:style style:name="T15" style:family="text">
      <style:text-properties officeooo:rsid="045fdcae"/>
    </style:style>
    <style:style style:name="T16" style:family="text">
      <style:text-properties officeooo:rsid="046bb2ac"/>
    </style:style>
    <style:style style:name="T17" style:family="text">
      <style:text-properties officeooo:rsid="046d783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578270803280" text:id="ct94578270803280">
          <text:insertion>
            <office:change-info>
              <dc:creator>Unknown Author</dc:creator>
              <dc:date>2020-07-30T05:27:58</dc:date>
            </office:change-info>
          </text:insertion>
        </text:changed-region>
        <text:changed-region xml:id="ct94578272461360" text:id="ct94578272461360">
          <text:deletion>
            <office:change-info>
              <dc:creator>Unknown Author</dc:creator>
              <dc:date>2020-06-09T17:07:56</dc:date>
            </office:change-info>
            <text:p text:style-name="P1"/>
            <text:p text:style-name="P1"/>
          </text:deletion>
        </text:changed-region>
        <text:changed-region xml:id="ct94578272461120" text:id="ct94578272461120">
          <text:deletion>
            <office:change-info>
              <dc:creator>Unknown Author</dc:creator>
              <dc:date>2020-06-15T18:11:45</dc:date>
            </office:change-info>
            <text:p text:style-name="P1"><text:span text:style-name="T1">Docker</text:span></text:p>
          </text:deletion>
        </text:changed-region>
        <text:changed-region xml:id="ct94578272460800" text:id="ct94578272460800">
          <text:deletion>
            <office:change-info>
              <dc:creator>Unknown Author</dc:creator>
              <dc:date>2020-06-12T16:08:39</dc:date>
            </office:change-info>
            <text:p text:style-name="P1"/>
            <text:p text:style-name="P2"/>
          </text:deletion>
        </text:changed-region>
        <text:changed-region xml:id="ct94578272097472" text:id="ct94578272097472">
          <text:deletion>
            <office:change-info>
              <dc:creator>Unknown Author</dc:creator>
              <dc:date>2020-06-15T18:11:45</dc:date>
            </office:change-info>
            <text:p text:style-name="P2">import ReactDOM from 'ReactDOM';</text:p>
            <text:list xml:id="list1843939452" text:style-name="Numbering_20_123">
              <text:list-item>
                <text:list>
                  <text:list-item>
                    <text:list>
                      <text:list-item>
                        <text:p text:style-name="P3">Create react component</text:p>
                      </text:list-item>
                    </text:list>
                  </text:list-item>
                </text:list>
              </text:list-item>
            </text:list>
            <text:p text:style-name="P4">const App = () =&gt; {<text:line-break/> <text:s/>return &lt;div&gt;Hi there!&lt;/div&gt;;<text:line-break/>};</text:p>
            <text:list xml:id="list100149554192495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3">Take react component and show it on the screen.</text:p>
                      </text:list-item>
                    </text:list>
                  </text:list-item>
                </text:list>
              </text:list-item>
            </text:list>
            <text:p text:style-name="P4">ReactDOM.render(<text:line-break/> <text:s/>&lt;App /&gt;,<text:line-break/> <text:s/>document.querySelector('#root')<text:line-break/>)</text:p>
            <text:list xml:id="list100149560529134" text:continue-numbering="true" text:style-name="Numbering_20_123">
              <text:list-item>
                <text:p text:style-name="P3">Within public folder:</text:p>
                <text:list>
                  <text:list-item>
                    <text:p text:style-name="P3">index.html</text:p>
                  </text:list-item>
                </text:list>
              </text:list-item>
            </text:list>
            <text:p text:style-name="P5"/>
            <text:p text:style-name="P1"/>
          </text:deletion>
        </text:changed-region>
        <text:changed-region xml:id="ct94578270874464" text:id="ct94578270874464">
          <text:deletion>
            <office:change-info>
              <dc:creator>Unknown Author</dc:creator>
              <dc:date>2020-06-12T16:11:05</dc:date>
            </office:change-info>
            <text:p text:style-name="P1"/>
            <text:p text:style-name="P6"/>
          </text:deletion>
        </text:changed-region>
        <text:changed-region xml:id="ct94578270562928" text:id="ct94578270562928">
          <text:deletion>
            <office:change-info>
              <dc:creator>Unknown Author</dc:creator>
              <dc:date>2020-06-15T18:11:45</dc:date>
            </office:change-info>
            <text:p text:style-name="P6">equirements.</text:p>
            <text:p text:style-name="P7">The following should be installed: node.js, npm or yarn</text:p>
            <text:p text:style-name="P8">The steps to be set up react application.</text:p>
            <text:list xml:id="list100148988520115" text:continue-numbering="true" text:style-name="Numbering_20_123">
              <text:list-item>
                <text:p text:style-name="P9">Initiate the prject</text:p>
              </text:list-item>
            </text:list>
            <text:p text:style-name="P4">yarn init</text:p>
            <text:p text:style-name="P10">It creates package.json. <text:span text:style-name="T2">I guess it would be in root directory.</text:span></text:p>
            <text:list xml:id="list100149472539977" text:continue-numbering="true" text:style-name="Numbering_20_123">
              <text:list-item>
                <text:p text:style-name="P11">Create react-app:</text:p>
              </text:list-item>
            </text:list>
            <text:p text:style-name="P4">yarn create react-app &lt;app-name&gt;</text:p>
            <text:p text:style-name="P12">It should b in root directory as well. This command create directory app-name <text:span text:style-name="T3">and set scripts to run in the directory.</text:span></text:p>
            <text:list xml:id="list100149619897762" text:continue-numbering="true" text:style-name="Numbering_20_123">
              <text:list-item>
                <text:p text:style-name="P13"/>
              </text:list-item>
            </text:list>
            <text:h text:style-name="P14" text:outline-level="1"><text:bookmark-start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pp structure:<text:bookmark-end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table:number-rows-spanned="6" office:value-type="string">
                    <text:p text:style-name="P65">Project directore</text:p>
                  </table:table-cell>
                  <table:table-cell table:style-name="Table1.B1" office:value-type="string">
                    <text:p text:style-name="P65">scr</text:p>
                  </table:table-cell>
                  <table:table-cell table:style-name="Table1.C1" office:value-type="string">
                    <text:p text:style-name="P66">Source code we write.</text:p>
                  </table:table-cell>
                </table:table-row>
              </table:table-header-rows>
              <table:table-row>
                <table:covered-table-cell/>
                <table:table-cell table:style-name="Table1.B2" office:value-type="string">
                  <text:p text:style-name="P46">public</text:p>
                </table:table-cell>
                <table:table-cell table:style-name="Table1.C2" office:value-type="string">
                  <text:p text:style-name="P47">Static files.</text:p>
                </table:table-cell>
              </table:table-row>
              <table:table-row>
                <table:covered-table-cell/>
                <table:table-cell table:style-name="Table1.B3" office:value-type="string">
                  <text:p text:style-name="P46">node_modules</text:p>
                </table:table-cell>
                <table:table-cell table:style-name="Table1.C3" office:value-type="string">
                  <text:p text:style-name="P47">Project dependencies.</text:p>
                </table:table-cell>
              </table:table-row>
              <table:table-row>
                <table:covered-table-cell/>
                <table:table-cell table:style-name="Table1.B4" office:value-type="string">
                  <text:p text:style-name="P46">package.json</text:p>
                </table:table-cell>
                <table:table-cell table:style-name="Table1.C4" office:value-type="string">
                  <text:p text:style-name="P47">Records reference to project dependencies <text:span text:style-name="T11">and configurations</text:span>.</text:p>
                </table:table-cell>
              </table:table-row>
              <table:table-row>
                <table:covered-table-cell/>
                <table:table-cell table:style-name="Table1.B5" office:value-type="string">
                  <text:p text:style-name="P46">yarn.lock</text:p>
                </table:table-cell>
                <table:table-cell table:style-name="Table1.C5" office:value-type="string">
                  <text:p text:style-name="P47">Exact records of project dependencies versioning.</text:p>
                </table:table-cell>
              </table:table-row>
              <table:table-row>
                <table:covered-table-cell/>
                <table:table-cell table:style-name="Table1.B6" office:value-type="string">
                  <text:p text:style-name="P46">README.md</text:p>
                </table:table-cell>
                <table:table-cell table:style-name="Table1.C6" office:value-type="string">
                  <text:p text:style-name="P47">Instructions.</text:p>
                </table:table-cell>
              </table:table-row>
            </table:table>
            <text:p text:style-name="P15"/>
            <text:h text:style-name="P16" text:outline-level="2"><text:bookmark-start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in (compulsory) files<text:bookmark-end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00150026136959" text:continue-list="list100149619897762" text:style-name="Numbering_20_123">
              <text:list-item text:start-value="1">
                <text:p text:style-name="P3">Within scr <text:span text:style-name="T4">folder</text:span>:</text:p>
                <text:list>
                  <text:list-item>
                    <text:p text:style-name="P3">index.js</text:p>
                    <text:list>
                      <text:list-item>
                        <text:p text:style-name="P3">Import react and reactDOM libraries.</text:p>
                      </text:list-item>
                    </text:list>
                  </text:list-item>
                </text:list>
              </text:list-item>
            </text:list>
            <text:p text:style-name="P4"><text:span text:style-name="T5">import React from 'react';</text:span></text:p>
          </text:deletion>
        </text:changed-region>
        <text:changed-region xml:id="ct94578270855872" text:id="ct94578270855872">
          <text:deletion>
            <office:change-info>
              <dc:creator>Unknown Author</dc:creator>
              <dc:date>2020-06-12T16:45:49</dc:date>
            </office:change-info>
            <text:p text:style-name="P4"><text:span text:style-name="T5">Pre-r</text:span></text:p>
          </text:deletion>
        </text:changed-region>
        <text:changed-region xml:id="ct94578270705184" text:id="ct94578270705184">
          <text:deletion>
            <office:change-info>
              <dc:creator>Unknown Author</dc:creator>
              <dc:date>2020-06-15T18:11:45</dc:date>
            </office:change-info>
            <text:p text:style-name="P4"/>
            <text:h text:style-name="P17" text:outline-level="1"><text:bookmark-start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roject creation.<text:bookmark-end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"/>
          </text:deletion>
        </text:changed-region>
        <text:changed-region xml:id="ct94578271526048" text:id="ct94578271526048">
          <text:deletion>
            <office:change-info>
              <dc:creator>Unknown Author</dc:creator>
              <dc:date>2020-06-10T09:19:39</dc:date>
            </office:change-info>
            <text:p text:style-name="P4"/>
            <text:p text:style-name="P18">Here I plan to put my JS notes. Actually it’s not pure JS, it’s mostly JSX</text:p>
            <text:p text:style-name="P18"/>
            <text:p text:style-name="P19"/>
            <text:p text:style-name="P4"/>
          </text:deletion>
        </text:changed-region>
        <text:changed-region xml:id="ct94578272461680" text:id="ct94578272461680">
          <text:insertion>
            <office:change-info>
              <dc:creator>Unknown Author</dc:creator>
              <dc:date>2020-07-30T05:28:08</dc:date>
            </office:change-info>
          </text:insertion>
        </text:changed-region>
        <text:changed-region xml:id="ct94578272462000" text:id="ct94578272462000">
          <text:insertion>
            <office:change-info>
              <dc:creator>Unknown Author</dc:creator>
              <dc:date>2020-07-30T05:31:30</dc:date>
            </office:change-info>
          </text:insertion>
        </text:changed-region>
        <text:changed-region xml:id="ct94578272462544" text:id="ct94578272462544">
          <text:insertion>
            <office:change-info>
              <dc:creator>Unknown Author</dc:creator>
              <dc:date>2020-11-23T08:08:39</dc:date>
            </office:change-info>
          </text:insertion>
        </text:changed-region>
        <text:changed-region xml:id="ct94578272462944" text:id="ct94578272462944">
          <text:insertion>
            <office:change-info>
              <dc:creator>Unknown Author</dc:creator>
              <dc:date>2020-11-23T08:09:50</dc:date>
            </office:change-info>
          </text:insertion>
        </text:changed-region>
        <text:changed-region xml:id="ct94578272463264" text:id="ct94578272463264">
          <text:insertion>
            <office:change-info>
              <dc:creator>Unknown Author</dc:creator>
              <dc:date>2020-11-23T08:10:10</dc:date>
            </office:change-info>
          </text:insertion>
        </text:changed-region>
        <text:changed-region xml:id="ct94578272463584" text:id="ct94578272463584">
          <text:insertion>
            <office:change-info>
              <dc:creator>Unknown Author</dc:creator>
              <dc:date>2020-07-30T05:29:00</dc:date>
            </office:change-info>
          </text:insertion>
        </text:changed-region>
        <text:changed-region xml:id="ct94578272464688" text:id="ct94578272464688">
          <text:insertion>
            <office:change-info>
              <dc:creator>Unknown Author</dc:creator>
              <dc:date>2020-07-30T05:31:19</dc:date>
            </office:change-info>
          </text:insertion>
        </text:changed-region>
        <text:changed-region xml:id="ct94578272465328" text:id="ct94578272465328">
          <text:insertion>
            <office:change-info>
              <dc:creator>Unknown Author</dc:creator>
              <dc:date>2020-07-30T05:32:52</dc:date>
            </office:change-info>
          </text:insertion>
        </text:changed-region>
        <text:changed-region xml:id="ct94578272466048" text:id="ct94578272466048">
          <text:insertion>
            <office:change-info>
              <dc:creator>Unknown Author</dc:creator>
              <dc:date>2020-07-30T05:34:05</dc:date>
            </office:change-info>
          </text:insertion>
        </text:changed-region>
        <text:changed-region xml:id="ct94578289032544" text:id="ct94578289032544">
          <text:insertion>
            <office:change-info>
              <dc:creator>Unknown Author</dc:creator>
              <dc:date>2021-01-19T08:21:37</dc:date>
            </office:change-info>
          </text:insertion>
        </text:changed-region>
        <text:changed-region xml:id="ct94578272465808" text:id="ct94578272465808">
          <text:deletion>
            <office:change-info>
              <dc:creator>Unknown Author</dc:creator>
              <dc:date>2020-11-23T08:07:59</dc:date>
            </office:change-info>
            <text:h text:style-name="P20" text:outline-level="1"/>
            <table:table table:name="FrontendRouting" table:style-name="FrontendRouting">
              <table:table-column table:style-name="FrontendRouting.A"/>
              <table:table-column table:style-name="FrontendRouting.B"/>
              <table:table-header-rows>
                <table:table-row>
                  <table:table-cell table:style-name="FrontendRouting.A1" office:value-type="string">
                    <text:p text:style-name="P67"/>
                  </table:table-cell>
                  <table:table-cell table:style-name="FrontendRouting.B1" office:value-type="string">
                    <text:p text:style-name="P67"/>
                  </table:table-cell>
                </table:table-row>
              </table:table-header-rows>
              <table:table-row>
                <table:table-cell table:style-name="FrontendRouting.A2" table:number-columns-spanned="2" office:value-type="string">
                  <text:p text:style-name="P48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8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2" table:number-columns-spanned="2" office:value-type="string">
                  <text:p text:style-name="P48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50"/>
                </table:table-cell>
                <table:table-cell table:style-name="FrontendRouting.A2" office:value-type="string">
                  <text:p text:style-name="P50"/>
                </table:table-cell>
              </table:table-row>
            </table:table>
            <text:h text:style-name="P21" text:outline-level="3"><text:bookmark-start text:name="__RefHeading___Toc665_387951483211111111111111111111111111111111111111111111111111111111111111111111111111111111111111111111111111111111111111111111111111111111111111111111111111111111111111"/><text:bookmark-end text:name="__RefHeading___Toc665_387951483211111111111111111111111111111111111111111111111111111111111111111111111111111111111111111111111111111111111111111111111111111111111111111111111111111111111111"/></text:h>
            <table:table table:name="API-point" table:style-name="API-point">
              <table:table-column table:style-name="API-point.A"/>
              <table:table-column table:style-name="API-point.B"/>
              <table:table-column table:style-name="API-point.C"/>
              <table:table-column table:style-name="API-point.D"/>
              <table:table-column table:style-name="API-point.E"/>
              <table:table-header-rows>
                <table:table-row table:style-name="API-point.1">
                  <table:table-cell table:style-name="API-point.A1" office:value-type="string">
                    <text:p text:style-name="P68"/>
                  </table:table-cell>
                  <table:table-cell table:style-name="API-point.A1" office:value-type="string">
                    <text:p text:style-name="P68"/>
                  </table:table-cell>
                  <table:table-cell table:style-name="API-point.A1" office:value-type="string">
                    <text:p text:style-name="P68"/>
                  </table:table-cell>
                  <table:table-cell table:style-name="API-point.A1" office:value-type="string">
                    <text:p text:style-name="P68"/>
                  </table:table-cell>
                  <table:table-cell table:style-name="API-point.E1" office:value-type="string" table:protected="true">
                    <text:p text:style-name="P68"/>
                  </table:table-cell>
                </table:table-row>
              </table:table-header-rows>
              <table:table-row table:style-name="API-point.1">
                <table:table-cell table:style-name="API-point.A2" table:number-columns-spanned="5" office:value-type="string">
                  <text:p text:style-name="P5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2"/>
                </table:table-cell>
                <table:table-cell table:style-name="API-point.A3" office:value-type="string">
                  <text:p text:style-name="P54"/>
                </table:table-cell>
                <table:table-cell table:style-name="API-point.A3" office:value-type="string">
                  <text:p text:style-name="P53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6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2" office:value-type="string">
                  <text:p text:style-name="P55"/>
                </table:table-cell>
              </table:table-row>
            </table:table>
            <text:h text:style-name="P20" text:outline-level="1"/>
          </text:deletion>
        </text:changed-region>
        <text:changed-region xml:id="ct94578272362736" text:id="ct94578272362736">
          <text:insertion>
            <office:change-info>
              <dc:creator>Unknown Author</dc:creator>
              <dc:date>2020-11-23T08:10:41</dc:date>
            </office:change-info>
          </text:insertion>
        </text:changed-region>
        <text:changed-region xml:id="ct94578272470752" text:id="ct94578272470752">
          <text:insertion>
            <office:change-info>
              <dc:creator>Unknown Author</dc:creator>
              <dc:date>2020-11-23T08:11:00</dc:date>
            </office:change-info>
          </text:insertion>
        </text:changed-region>
        <text:changed-region xml:id="ct94578272330080" text:id="ct94578272330080">
          <text:insertion>
            <office:change-info>
              <dc:creator>Unknown Author</dc:creator>
              <dc:date>2020-11-23T08:13:37</dc:date>
            </office:change-info>
          </text:insertion>
        </text:changed-region>
        <text:changed-region xml:id="ct94578272331696" text:id="ct94578272331696">
          <text:insertion>
            <office:change-info>
              <dc:creator>Unknown Author</dc:creator>
              <dc:date>2020-11-23T08:12:05</dc:date>
            </office:change-info>
          </text:insertion>
        </text:changed-region>
        <text:changed-region xml:id="ct94578272464288" text:id="ct94578272464288">
          <text:insertion>
            <office:change-info>
              <dc:creator>Unknown Author</dc:creator>
              <dc:date>2020-11-23T08:13:00</dc:date>
            </office:change-info>
          </text:insertion>
        </text:changed-region>
        <text:changed-region xml:id="ct94578272332832" text:id="ct94578272332832">
          <text:insertion>
            <office:change-info>
              <dc:creator>Unknown Author</dc:creator>
              <dc:date>2020-11-23T08:08:05</dc:date>
            </office:change-info>
          </text:insertion>
        </text:changed-region>
        <text:changed-region xml:id="ct94578272478064" text:id="ct9457827247806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467648" text:id="ct94578272467648">
          <text:insertion>
            <office:change-info>
              <dc:creator>Unknown Author</dc:creator>
              <dc:date>2020-11-23T08:16:51</dc:date>
            </office:change-info>
          </text:insertion>
        </text:changed-region>
        <text:changed-region xml:id="ct94578272484784" text:id="ct9457827248478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469360" text:id="ct94578272469360">
          <text:insertion>
            <office:change-info>
              <dc:creator>Unknown Author</dc:creator>
              <dc:date>2020-11-23T08:45:41</dc:date>
            </office:change-info>
          </text:insertion>
        </text:changed-region>
        <text:changed-region xml:id="ct94578272483264" text:id="ct9457827248326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478816" text:id="ct94578272478816">
          <text:insertion>
            <office:change-info>
              <dc:creator>Unknown Author</dc:creator>
              <dc:date>2020-11-23T08:48:31</dc:date>
            </office:change-info>
          </text:insertion>
        </text:changed-region>
        <text:changed-region xml:id="ct94578272486896" text:id="ct9457827248689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333632" text:id="ct94578272333632">
          <text:insertion>
            <office:change-info>
              <dc:creator>Unknown Author</dc:creator>
              <dc:date>2020-11-23T08:49:11</dc:date>
            </office:change-info>
          </text:insertion>
        </text:changed-region>
        <text:changed-region xml:id="ct94578272488784" text:id="ct9457827248878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465568" text:id="ct94578272465568">
          <text:insertion>
            <office:change-info>
              <dc:creator>Unknown Author</dc:creator>
              <dc:date>2020-11-23T08:50:35</dc:date>
            </office:change-info>
          </text:insertion>
        </text:changed-region>
        <text:changed-region xml:id="ct94578272494704" text:id="ct9457827249470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78272492736" text:id="ct94578272492736">
          <text:insertion>
            <office:change-info>
              <dc:creator>Unknown Author</dc:creator>
              <dc:date>2020-11-23T08:15:23</dc:date>
            </office:change-info>
          </text:insertion>
        </text:changed-region>
        <text:changed-region xml:id="ct94578272481920" text:id="ct94578272481920">
          <text:insertion>
            <office:change-info>
              <dc:creator>Unknown Author</dc:creator>
              <dc:date>2020-11-23T08:53:35</dc:date>
            </office:change-info>
          </text:insertion>
        </text:changed-region>
        <text:changed-region xml:id="ct94578272501664" text:id="ct94578272501664">
          <text:insertion>
            <office:change-info>
              <dc:creator>Unknown Author</dc:creator>
              <dc:date>2020-11-23T08:54:00</dc:date>
            </office:change-info>
          </text:insertion>
        </text:changed-region>
        <text:changed-region xml:id="ct94578272503568" text:id="ct94578272503568">
          <text:insertion>
            <office:change-info>
              <dc:creator>Unknown Author</dc:creator>
              <dc:date>2020-11-23T08:56:35</dc:date>
            </office:change-info>
          </text:insertion>
        </text:changed-region>
        <text:changed-region xml:id="ct94578272500048" text:id="ct94578272500048">
          <text:insertion>
            <office:change-info>
              <dc:creator>Unknown Author</dc:creator>
              <dc:date>2020-11-23T08:58:36</dc:date>
            </office:change-info>
          </text:insertion>
        </text:changed-region>
        <text:changed-region xml:id="ct94578272505520" text:id="ct94578272505520">
          <text:insertion>
            <office:change-info>
              <dc:creator>Unknown Author</dc:creator>
              <dc:date>2020-11-23T08:5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841_1186665695" text:style-name="Index_20_Link" text:visited-style-name="Index_20_Link">Front end<text:tab/>2</text:a></text:p>
          <text:p text:style-name="P63"><text:a xlink:type="simple" xlink:href="#__RefHeading___Toc843_1186665695" text:style-name="Index_20_Link" text:visited-style-name="Index_20_Link">Dependences.<text:tab/>2</text:a></text:p>
          <text:p text:style-name="P40"><text:a xlink:type="simple" xlink:href="#__RefHeading___Toc833_3879514832" text:style-name="Index_20_Link" text:visited-style-name="Index_20_Link">DB’s ideas<text:tab/>2</text:a></text:p>
          <text:p text:style-name="P63"><text:a xlink:type="simple" xlink:href="#__RefHeading___Toc2209_1451585347" text:style-name="Index_20_Link" text:visited-style-name="Index_20_Link">Possibilities<text:tab/>2</text:a></text:p>
          <text:p text:style-name="P62"><text:a xlink:type="simple" xlink:href="#__RefHeading___Toc2211_1451585347" text:style-name="Index_20_Link" text:visited-style-name="Index_20_Link">Possibility to correct info on the site.<text:tab/>2</text:a></text:p>
          <text:p text:style-name="P62"><text:a xlink:type="simple" xlink:href="#__RefHeading___Toc2213_1451585347" text:style-name="Index_20_Link" text:visited-style-name="Index_20_Link">Loading from and dumping to excel file.<text:tab/>2</text:a></text:p>
          <text:p text:style-name="P63"><text:a xlink:type="simple" xlink:href="#__RefHeading___Toc2215_1451585347" text:style-name="Index_20_Link" text:visited-style-name="Index_20_Link">Types of table in DB<text:tab/>2</text:a></text:p>
          <text:p text:style-name="P62"><text:a xlink:type="simple" xlink:href="#__RefHeading___Toc2217_1451585347" text:style-name="Index_20_Link" text:visited-style-name="Index_20_Link">Users<text:tab/>2</text:a></text:p>
          <text:p text:style-name="P62"><text:a xlink:type="simple" xlink:href="#__RefHeading___Toc2219_1451585347" text:style-name="Index_20_Link" text:visited-style-name="Index_20_Link">Web page content<text:tab/>2</text:a></text:p>
          <text:p text:style-name="P62"><text:a xlink:type="simple" xlink:href="#__RefHeading___Toc2221_1451585347" text:style-name="Index_20_Link" text:visited-style-name="Index_20_Link">Business offers (menus, price lists)<text:tab/>2</text:a></text:p>
        </text:index-body>
      </text:table-of-content>
      <text:p text:style-name="P1"><text:change-start text:change-id="ct94578270803280"/></text:p>
      <text:p text:style-name="P1"><text:change-end text:change-id="ct94578270803280"/><text:change text:change-id="ct94578272461360"/><text:change text:change-id="ct94578272461120"/><text:change text:change-id="ct94578272460800"/><text:change text:change-id="ct94578272097472"/><text:change text:change-id="ct94578270874464"/><text:change text:change-id="ct94578270562928"/><text:change text:change-id="ct94578270855872"/><text:change text:change-id="ct94578270705184"/><text:change text:change-id="ct94578271526048"/><text:change-start text:change-id="ct94578272461680"/>The document contains ideas on working own project, not <text:change-end text:change-id="ct94578272461680"/><text:change-start text:change-id="ct94578272462000"/>studying.<text:change-end text:change-id="ct94578272462000"/><text:change-start text:change-id="ct94578272462544"/></text:p>
      <text:p text:style-name="P23">Actually it’s for short notes only. <text:change-end text:change-id="ct94578272462544"/><text:change-start text:change-id="ct94578272462944"/>more or less detailed <text:change-end text:change-id="ct94578272462944"/><text:change-start text:change-id="ct94578272463264"/>things should be in drawings.<text:change-end text:change-id="ct94578272463264"/><text:change-start text:change-id="ct94578272463584"/></text:p>
      <text:p text:style-name="P1"><text:span text:style-name="T12">Why developing i</text:span>t should be hard linked with <text:change-end text:change-id="ct94578272463584"/><text:change-start text:change-id="ct94578272464688"/>same document in project root directory.<text:change-end text:change-id="ct94578272464688"/><text:change-start text:change-id="ct94578272465328"/></text:p>
      <text:p text:style-name="P1"><text:change-end text:change-id="ct94578272465328"/><text:change-start text:change-id="ct94578272466048"/></text:p>
      <text:h text:style-name="P39" text:outline-level="1"><text:bookmark-start text:name="__RefHeading___Toc841_1186665695"/><text:change-end text:change-id="ct94578272466048"/><text:change-start text:change-id="ct94578289032544"/>Front end<text:bookmark-end text:name="__RefHeading___Toc841_1186665695"/></text:h>
      <text:h text:style-name="P43" text:outline-level="2"><text:bookmark-start text:name="__RefHeading___Toc843_1186665695"/>Dependences.<text:bookmark-end text:name="__RefHeading___Toc843_1186665695"/></text:h>
      <text:p text:style-name="P34">axios <text:span text:style-name="T16">react-router-dom redux react-redux redux-thunk redux-devtools-extension moment react-moment</text:span></text:p>
      <text:h text:style-name="P20" text:outline-level="1"><text:bookmark-start text:name="__RefHeading___Toc833_3879514832"/><text:change-end text:change-id="ct94578289032544"/><text:change text:change-id="ct94578272465808"/><text:change-start text:change-id="ct94578272362736"/>DB’s ideas<text:bookmark-end text:name="__RefHeading___Toc833_3879514832"/></text:h>
      <text:p text:style-name="P24"><text:span text:style-name="T13">The site is DB d</text:span><text:change-end text:change-id="ct94578272362736"/><text:change-start text:change-id="ct94578272470752"/><text:span text:style-name="T13">riven.</text:span></text:p>
      <text:h text:style-name="Heading_20_2" text:outline-level="2"><text:bookmark-start text:name="__RefHeading___Toc2209_1451585347"/><text:change-end text:change-id="ct94578272470752"/><text:change-start text:change-id="ct94578272330080"/>Possibilities<text:bookmark-end text:name="__RefHeading___Toc2209_1451585347"/><text:change-end text:change-id="ct94578272330080"/><text:change-start text:change-id="ct94578272331696"/></text:h>
      <text:h text:style-name="Heading_20_3" text:outline-level="3"><text:bookmark-start text:name="__RefHeading___Toc2211_1451585347"/>Possibility to correct info on the site.<text:bookmark-end text:name="__RefHeading___Toc2211_1451585347"/></text:h>
      <text:h text:style-name="Heading_20_3" text:outline-level="3"><text:bookmark-start text:name="__RefHeading___Toc2213_1451585347"/>Loading from <text:span text:style-name="T14">and dumping to</text:span> e<text:change-end text:change-id="ct94578272331696"/><text:change-start text:change-id="ct94578272464288"/>xcel file.<text:bookmark-end text:name="__RefHeading___Toc2213_1451585347"/><text:change-end text:change-id="ct94578272464288"/><text:change-start text:change-id="ct94578272332832"/></text:h>
      <text:h text:style-name="P42" text:outline-level="2"><text:bookmark-start text:name="__RefHeading___Toc2215_1451585347"/><text:change-end text:change-id="ct94578272332832"/><text:change-start text:change-id="ct94578272478064"/>Types of table in DB<text:bookmark-end text:name="__RefHeading___Toc2215_1451585347"/></text:h>
      <text:h text:style-name="P45" text:outline-level="3"><text:bookmark-start text:name="__RefHeading___Toc2217_1451585347"/>Users<text:bookmark-end text:name="__RefHeading___Toc2217_1451585347"/></text:h>
      <text:p text:style-name="P25">Primary keys <text:change-end text:change-id="ct94578272478064"/><text:change-start text:change-id="ct94578272467648"/>–<text:change-end text:change-id="ct94578272467648"/><text:change-start text:change-id="ct94578272484784"/> int. See already built structure.</text:p>
      <text:h text:style-name="P45" text:outline-level="3"><text:bookmark-start text:name="__RefHeading___Toc2219_1451585347"/>Web page content<text:bookmark-end text:name="__RefHeading___Toc2219_1451585347"/></text:h>
      <text:list xml:id="list100148601948120" text:continue-numbering="true" text:style-name="Numbering_20_123">
        <text:list-item>
          <text:p text:style-name="numbering">Primary keys <text:span text:style-name="T14">4 ones:</text:span></text:p>
          <text:list>
            <text:list-item>
              <text:p text:style-name="P74">Part <text:change-end text:change-id="ct94578272484784"/><text:change-start text:change-id="ct94578272469360"/>–<text:change-end text:change-id="ct94578272469360"/><text:change-start text:change-id="ct94578272483264"/> kind of general description of <text:span text:style-name="T15">site part (Menu, doscriptions, buttons, forms, etc)</text:span></text:p>
            </text:list-item>
            <text:list-item>
              <text:p text:style-name="P74">Name <text:change-end text:change-id="ct94578272483264"/><text:change-start text:change-id="ct94578272478816"/>–<text:change-end text:change-id="ct94578272478816"/><text:change-start text:change-id="ct94578272486896"/> <text:span text:style-name="T15">more or less specific content description within the part.</text:span></text:p>
            </text:list-item>
            <text:list-item>
              <text:p text:style-name="P75">Remarks <text:change-end text:change-id="ct94578272486896"/><text:change-start text:change-id="ct94578272333632"/>–<text:change-end text:change-id="ct94578272333632"/><text:change-start text:change-id="ct94578272488784"/> any detailing on name, could be null</text:p>
            </text:list-item>
            <text:list-item>
              <text:p text:style-name="P74">Locale <text:change-end text:change-id="ct94578272488784"/><text:change-start text:change-id="ct94578272465568"/>–<text:change-end text:change-id="ct94578272465568"/><text:change-start text:change-id="ct94578272494704"/> <text:span text:style-name="T15">could be en, ru, fi or ch. It’s foreign key</text:span></text:p>
            </text:list-item>
          </text:list>
        </text:list-item>
        <text:list-item>
          <text:p text:style-name="P74">Payload fields:</text:p>
          <text:list>
            <text:list-item>
              <text:p text:style-name="P74">Title</text:p>
            </text:list-item>
            <text:list-item>
              <text:p text:style-name="P74">Content</text:p>
            </text:list-item>
            <text:list-item>
              <text:p text:style-name="P74">Remarks</text:p>
            </text:list-item>
          </text:list>
        </text:list-item>
      </text:list>
      <text:h text:style-name="P45" text:outline-level="3"><text:bookmark-start text:name="__RefHeading___Toc2221_1451585347"/><text:change-end text:change-id="ct94578272494704"/><text:change-start text:change-id="ct94578272492736"/>Business offers (menus, price lists)<text:bookmark-end text:name="__RefHeading___Toc2221_1451585347"/><text:change-end text:change-id="ct94578272492736"/><text:change-start text:change-id="ct94578272481920"/></text:h>
      <text:list xml:id="list100148380064036" text:continue-list="list100148601948120" text:style-name="Numbering_20_123">
        <text:list-item text:start-value="1">
          <text:p text:style-name="P75">Prima<text:change-end text:change-id="ct94578272481920"/><text:change-start text:change-id="ct94578272501664"/>ry keys – same as in web page content.</text:p>
        </text:list-item>
        <text:list-item>
          <text:p text:style-name="P75">Payload fields</text:p>
          <text:list>
            <text:list-item>
              <text:p text:style-name="P75">Title (Main dishes, beverage)</text:p>
            </text:list-item>
            <text:list-item>
              <text:p text:style-name="P75">Sub title (vegetarian, low alcohol)</text:p>
            </text:list-item>
            <text:list-item>
              <text:p text:style-name="P75"><text:change-end text:change-id="ct94578272501664"/><text:change-start text:change-id="ct94578272503568"/>Name (Fried potatoes, Guiness)</text:p>
            </text:list-item>
            <text:list-item>
              <text:p text:style-name="P75"><text:change-end text:change-id="ct94578272503568"/><text:change-start text:change-id="ct94578272500048"/>Measure (grams, litres)<text:change-end text:change-id="ct94578272500048"/><text:change-start text:change-id="ct94578272505520"/></text:p>
            </text:list-item>
            <text:list-item>
              <text:p text:style-name="P75">Quantity</text:p>
            </text:list-item>
            <text:list-item>
              <text:p text:style-name="P75">Price<text:change-end text:change-id="ct94578272505520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5983b0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margin-left="0.499cm" fo:margin-right="0cm" fo:text-align="start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2pt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-example" style:family="paragraph" style:parent-style-name="Preformatted_20_Text" style:list-style-name="" style:master-page-name="">
      <style:paragraph-properties fo:margin-left="1cm" fo:margin-right="0cm" fo:text-align="start" style:justify-single-word="false" fo:text-indent="0cm" style:auto-text-indent="false" style:page-number="auto"/>
      <style:text-properties fo:color="#808080" fo:font-size="12pt" officeooo:rsid="000f770b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rawing" style:family="paragraph" style:hidden="true" style:parent-style-name="Caption" style:class="extra"/>
    <style:style style:name="Illustration" style:family="paragraph" style:hidden="true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hidden="true" style:parent-style-name="List" style:list-style-name="Numbering_20_123" style:class="lis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text-indent="-0.499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_2c__20_no_20_index" style:display-name="Heading 3, no index" style:family="paragraph" style:parent-style-name="Heading_20_3" style:next-style-name="Text_20_body" style:default-outline-level="" style:list-style-name=""/>
    <style:style style:name="Heading_20_4_2c__20_no_20_index" style:display-name="Heading 4, no index" style:family="paragraph" style:parent-style-name="Heading_20_4" style:next-style-name="Text_20_body" style:default-outline-level="" style:list-style-name=""/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" style:family="paragraph" style:parent-style-name="Text_20_body" style:auto-update="true" style:list-style-name="Numbering_20_123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>
          <style:tab-stop style:position="6.138cm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hidden="true" style:parent-style-name="Caption" style:class="extra"/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5_2c__20_no_20_indexit" style:display-name="Heading 5, no indexit" style:family="paragraph" style:parent-style-name="Heading_20_5" style:next-style-name="Text_20_body" style:auto-update="true" style:default-outline-level="" style:list-style-name=""/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9H27M23S</meta:editing-duration>
    <meta:editing-cycles>40</meta:editing-cycles>
    <meta:generator>LibreOffice/6.1.5.2$Linux_X86_64 LibreOffice_project/10$Build-2</meta:generator>
    <dc:title>normal</dc:title>
    <meta:creation-date>2020-07-30T05:26:06.569014766</meta:creation-date>
    <dc:date>2021-01-19T10:01:47.723664022</dc:date>
    <meta:document-statistic meta:table-count="3" meta:image-count="0" meta:object-count="0" meta:page-count="2" meta:paragraph-count="44" meta:word-count="236" meta:character-count="1368" meta:non-whitespace-character-count="1187"/>
    <meta:template xlink:type="simple" xlink:actuate="onRequest" xlink:title="normal" xlink:href="../../.config/libreoffice/4/user/template/normal.ott" meta:date="2020-07-30T05:26:06.311337990"/>
  </office:meta>
</office:document-meta>
</file>